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Kill giant motoccos <text:s text:c="3"/>-(super motocco)(4:30)</text:p>
      <text:p text:style-name="P5"><text:s text:c="14"/>Main Quest: kill all 5 of the giant motoccos</text:p>
      <text:p text:style-name="P5"><text:tab/>Side Quest: kill 10 jumpers <text:s text:c="4"/><text:span text:style-name="T2">Unlock: Steroid Potions</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
      <text:p text:style-name="P2">(Temple Ruins)</text:p>
      <text:p text:style-name="P1">11.) Destroy the three commando outposts</text:p>
      <text:p text:style-name="P5"><text:s text:c="14"/>Main Quest: Destroy the three commando outposts in the desert</text:p>
      <text:p text:style-name="P5"><text:tab/>Side Quest: <text:s/>Hack commando mainframe. <text:span text:style-name="T2">Unlock: crit damage</text:span></text:p>
      <text:p text:style-name="P1">12.) Destroy the commando weapons cache</text:p>
      <text:p text:style-name="P5"><text:tab/>Main Quest: destroy the commando weapon cache</text:p>
      <text:p text:style-name="P5"><text:tab/>Side Quest: <text:s/><text:span text:style-name="T2">Unlock: healing effectiveness</text:span></text:p>
      <text:p text:style-name="P1">13.) Find the commando base</text:p>
      <text:p text:style-name="P1"><text:s text:c="12"/><text:span text:style-name="T1">Main Quest: <text:s/>find the commando base</text:span></text:p>
      <text:p text:style-name="P5"><text:tab/>Side Quest: <text:s/><text:span text:style-name="T2">Unlock: thorns</text:span></text:p>
      <text:p text:style-name="P1">14.) Blast your way into the base</text:p>
      <text:p text:style-name="P1"><text:s text:c="12"/><text:span text:style-name="T1">Main Quest: blast your way into the base</text:span></text:p>
      <text:p text:style-name="P5"><text:tab/>Side Quest: </text:p>
      <text:p text:style-name="P1"><text:soft-page-break/>15.) Find the source of the energy disruption</text:p>
      <text:p text:style-name="P5"><text:s text:c="13"/>Main Quest: <text:s/><text:span text:style-name="T3">Find the source of the energy disruption</text:span></text:p>
      <text:p text:style-name="P5"><text:s text:c="13"/>Side Quest: </text:p>
      <text:p text:style-name="P1">16.) Destroy the "insert cool thing" (mandatory) </text:p>
      <text:p text:style-name="P5"><text:tab/>Main Quest: Destroy the thing</text:p>
      <text:p text:style-name="P5"><text:tab/>Side Quest: </text:p>
      <text:p text:style-name="P5"/>
      <text:p text:style-name="P1">17.) Kill Boss <text:s text:c="2"/><text:span text:style-name="T2">Final Boss</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07T15:26:06.43</dc:date>
    <meta:editing-duration>P5DT18H19M38S</meta:editing-duration>
    <meta:editing-cycles>118</meta:editing-cycles>
    <meta:generator>OpenOffice.org/3.4.1$Win32 OpenOffice.org_project/341m1$Build-9593</meta:generator>
    <meta:document-statistic meta:table-count="0" meta:image-count="0" meta:object-count="0" meta:page-count="4" meta:paragraph-count="122" meta:word-count="1131" meta:character-count="7287"/>
  </office:meta>
</office:document-meta>
</file>